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Versions/Version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cs" fo:country="CZ" officeooo:rsid="0017aacb" officeooo:paragraph-rsid="0017aacb"/>
    </style:style>
    <style:style style:name="P2" style:family="paragraph" style:parent-style-name="Standard">
      <style:text-properties fo:language="cs" fo:country="CZ" officeooo:rsid="00191d6b" officeooo:paragraph-rsid="00191d6b"/>
    </style:style>
    <style:style style:name="P3" style:family="paragraph" style:parent-style-name="Standard">
      <style:text-properties fo:language="cs" fo:country="CZ" officeooo:rsid="003db4b6" officeooo:paragraph-rsid="003db4b6"/>
    </style:style>
    <style:style style:name="P4" style:family="paragraph" style:parent-style-name="Standard">
      <style:text-properties fo:language="cs" fo:country="CZ" officeooo:rsid="00524999" officeooo:paragraph-rsid="00524999"/>
    </style:style>
    <style:style style:name="P5" style:family="paragraph" style:parent-style-name="Standard">
      <style:text-properties fo:language="cs" fo:country="CZ" officeooo:rsid="00524999" officeooo:paragraph-rsid="00bf4c46"/>
    </style:style>
    <style:style style:name="P6" style:family="paragraph" style:parent-style-name="Standard">
      <style:text-properties fo:language="cs" fo:country="CZ" officeooo:rsid="0055a69a" officeooo:paragraph-rsid="0055a69a"/>
    </style:style>
    <style:style style:name="P7" style:family="paragraph" style:parent-style-name="Standard">
      <style:text-properties fo:language="cs" fo:country="CZ" officeooo:rsid="0059aedd" officeooo:paragraph-rsid="005a2c95"/>
    </style:style>
    <style:style style:name="P8" style:family="paragraph" style:parent-style-name="Standard">
      <style:text-properties fo:language="cs" fo:country="CZ" officeooo:rsid="005b5bbd" officeooo:paragraph-rsid="005b5bbd"/>
    </style:style>
    <style:style style:name="P9" style:family="paragraph" style:parent-style-name="Standard">
      <style:text-properties fo:language="cs" fo:country="CZ" officeooo:rsid="005b5bbd" officeooo:paragraph-rsid="00c71b59"/>
    </style:style>
    <style:style style:name="P10" style:family="paragraph" style:parent-style-name="Standard">
      <style:text-properties fo:language="cs" fo:country="CZ" officeooo:rsid="0063e21c" officeooo:paragraph-rsid="00c95220"/>
    </style:style>
    <style:style style:name="P11" style:family="paragraph" style:parent-style-name="Standard">
      <style:text-properties fo:language="cs" fo:country="CZ" officeooo:rsid="0063e21c" officeooo:paragraph-rsid="00d3055d"/>
    </style:style>
    <style:style style:name="P12" style:family="paragraph" style:parent-style-name="Standard">
      <style:text-properties fo:language="cs" fo:country="CZ" officeooo:rsid="001fa4c7" officeooo:paragraph-rsid="007e9d52"/>
    </style:style>
    <style:style style:name="P13" style:family="paragraph" style:parent-style-name="Standard">
      <style:text-properties fo:language="cs" fo:country="CZ" officeooo:rsid="002386e3" officeooo:paragraph-rsid="00807069"/>
    </style:style>
    <style:style style:name="P14" style:family="paragraph" style:parent-style-name="Standard">
      <style:text-properties fo:language="cs" fo:country="CZ" officeooo:rsid="00431209" officeooo:paragraph-rsid="00b15967"/>
    </style:style>
    <style:style style:name="P15" style:family="paragraph" style:parent-style-name="Standard">
      <style:text-properties fo:language="cs" fo:country="CZ" officeooo:rsid="003c64fd" officeooo:paragraph-rsid="00b288e5"/>
    </style:style>
    <style:style style:name="P16" style:family="paragraph" style:parent-style-name="Standard">
      <style:text-properties fo:language="cs" fo:country="CZ" officeooo:rsid="00387cda" officeooo:paragraph-rsid="00ae5812"/>
    </style:style>
    <style:style style:name="P17" style:family="paragraph" style:parent-style-name="Standard">
      <style:text-properties fo:language="cs" fo:country="CZ" officeooo:rsid="004b251e" officeooo:paragraph-rsid="00b373ad"/>
    </style:style>
    <style:style style:name="P18" style:family="paragraph" style:parent-style-name="Standard">
      <style:text-properties fo:language="cs" fo:country="CZ" officeooo:rsid="00495498" officeooo:paragraph-rsid="00b665df"/>
    </style:style>
    <style:style style:name="P19" style:family="paragraph" style:parent-style-name="Standard">
      <style:text-properties fo:language="cs" fo:country="CZ" officeooo:rsid="00495498" officeooo:paragraph-rsid="00b9a09e"/>
    </style:style>
    <style:style style:name="P20" style:family="paragraph" style:parent-style-name="Standard">
      <style:text-properties style:text-line-through-style="none" style:text-line-through-type="none" fo:language="cs" fo:country="CZ" style:text-underline-style="none" fo:font-weight="normal" officeooo:rsid="00387cda" officeooo:paragraph-rsid="00392ca9" style:font-weight-asian="normal" style:font-weight-complex="normal"/>
    </style:style>
    <style:style style:name="P21" style:family="paragraph" style:parent-style-name="Standard">
      <style:text-properties style:text-line-through-style="none" style:text-line-through-type="none" fo:language="cs" fo:country="CZ" style:text-underline-style="none" fo:font-weight="normal" officeooo:rsid="00387cda" officeooo:paragraph-rsid="00a4dc77" style:font-weight-asian="normal" style:font-weight-complex="normal"/>
    </style:style>
    <style:style style:name="P22" style:family="paragraph" style:parent-style-name="Standard">
      <style:text-properties style:text-line-through-style="none" style:text-line-through-type="none" fo:language="cs" fo:country="CZ" style:text-underline-style="none" fo:font-weight="normal" officeooo:rsid="00387cda" officeooo:paragraph-rsid="00a5ab26" style:font-weight-asian="normal" style:font-weight-complex="normal"/>
    </style:style>
    <style:style style:name="P23" style:family="paragraph" style:parent-style-name="Standard">
      <style:text-properties style:text-line-through-style="none" style:text-line-through-type="none" fo:language="cs" fo:country="CZ" style:text-underline-style="none" fo:font-weight="normal" officeooo:rsid="001d0149" officeooo:paragraph-rsid="007785d4" style:font-weight-asian="normal" style:font-weight-complex="normal"/>
    </style:style>
    <style:style style:name="P24" style:family="paragraph" style:parent-style-name="Standard">
      <style:text-properties style:text-line-through-style="none" style:text-line-through-type="none" fo:language="cs" fo:country="CZ" style:text-underline-style="none" fo:font-weight="normal" officeooo:rsid="002025b5" officeooo:paragraph-rsid="0080d4fa" style:font-weight-asian="normal" style:font-weight-complex="normal"/>
    </style:style>
    <style:style style:name="P25" style:family="paragraph" style:parent-style-name="Standard">
      <style:text-properties style:text-line-through-style="none" style:text-line-through-type="none" fo:language="cs" fo:country="CZ" style:text-underline-style="none" fo:font-weight="normal" officeooo:rsid="0023f49f" officeooo:paragraph-rsid="0083192f" style:font-weight-asian="normal" style:font-weight-complex="normal"/>
    </style:style>
    <style:style style:name="P26" style:family="paragraph" style:parent-style-name="Standard">
      <style:text-properties style:text-line-through-style="none" style:text-line-through-type="none" fo:language="cs" fo:country="CZ" style:text-underline-style="none" fo:font-weight="normal" officeooo:rsid="005b2597" officeooo:paragraph-rsid="0083192f" style:font-weight-asian="normal" style:font-weight-complex="normal"/>
    </style:style>
    <style:style style:name="P27" style:family="paragraph" style:parent-style-name="Standard">
      <style:text-properties style:text-line-through-style="none" style:text-line-through-type="none" fo:language="cs" fo:country="CZ" style:text-underline-style="none" fo:font-weight="normal" officeooo:rsid="005b2597" officeooo:paragraph-rsid="0085dc94" style:font-weight-asian="normal" style:font-weight-complex="normal"/>
    </style:style>
    <style:style style:name="P28" style:family="paragraph" style:parent-style-name="Standard">
      <style:text-properties style:text-line-through-style="none" style:text-line-through-type="none" fo:language="cs" fo:country="CZ" style:text-underline-style="none" fo:font-weight="normal" officeooo:rsid="005b2597" officeooo:paragraph-rsid="00896b1d" style:font-weight-asian="normal" style:font-weight-complex="normal"/>
    </style:style>
    <style:style style:name="P29" style:family="paragraph" style:parent-style-name="Standard">
      <style:text-properties style:text-line-through-style="none" style:text-line-through-type="none" fo:language="cs" fo:country="CZ" style:text-underline-style="none" fo:font-weight="normal" officeooo:rsid="0027276a" officeooo:paragraph-rsid="008d8658" style:font-weight-asian="normal" style:font-weight-complex="normal"/>
    </style:style>
    <style:style style:name="P30" style:family="paragraph" style:parent-style-name="Standard">
      <style:text-properties style:text-line-through-style="none" style:text-line-through-type="none" fo:language="cs" fo:country="CZ" style:text-underline-style="none" fo:font-weight="normal" officeooo:rsid="002c41ea" officeooo:paragraph-rsid="008ed347" style:font-weight-asian="normal" style:font-weight-complex="normal"/>
    </style:style>
    <style:style style:name="P31" style:family="paragraph" style:parent-style-name="Standard">
      <style:text-properties style:text-line-through-style="none" style:text-line-through-type="none" fo:language="cs" fo:country="CZ" style:text-underline-style="none" fo:font-weight="normal" officeooo:rsid="002c41ea" officeooo:paragraph-rsid="00926734" style:font-weight-asian="normal" style:font-weight-complex="normal"/>
    </style:style>
    <style:style style:name="P32" style:family="paragraph" style:parent-style-name="Standard">
      <style:text-properties style:text-line-through-style="none" style:text-line-through-type="none" fo:language="cs" fo:country="CZ" style:text-underline-style="none" fo:font-weight="normal" officeooo:rsid="0032070b" officeooo:paragraph-rsid="0097f78b" style:font-weight-asian="normal" style:font-weight-complex="normal"/>
    </style:style>
    <style:style style:name="P33" style:family="paragraph" style:parent-style-name="Standard">
      <style:text-properties style:text-line-through-style="none" style:text-line-through-type="none" fo:language="cs" fo:country="CZ" style:text-underline-style="none" fo:font-weight="normal" officeooo:rsid="0032070b" officeooo:paragraph-rsid="009cc56f" style:font-weight-asian="normal" style:font-weight-complex="normal"/>
    </style:style>
    <style:style style:name="P34" style:family="paragraph" style:parent-style-name="Standard">
      <style:text-properties style:text-line-through-style="none" style:text-line-through-type="none" fo:language="cs" fo:country="CZ" style:text-underline-style="none" fo:font-weight="normal" officeooo:rsid="003322a0" officeooo:paragraph-rsid="0099f27d" style:font-weight-asian="normal" style:font-weight-complex="normal"/>
    </style:style>
    <style:style style:name="T1" style:family="text">
      <style:text-properties officeooo:rsid="00191d6b"/>
    </style:style>
    <style:style style:name="T2" style:family="text">
      <style:text-properties style:text-line-through-style="none" style:text-line-through-type="none" style:text-underline-style="none" fo:font-weight="normal" style:font-weight-asian="normal" style:font-weight-complex="normal"/>
    </style:style>
    <style:style style:name="T3" style:family="text">
      <style:text-properties style:text-line-through-style="none" style:text-line-through-type="none" style:text-underline-style="none" fo:font-weight="normal" officeooo:rsid="00191d6b" style:font-weight-asian="normal" style:font-weight-complex="normal"/>
    </style:style>
    <style:style style:name="T4" style:family="text">
      <style:text-properties style:text-line-through-style="none" style:text-line-through-type="none" style:text-underline-style="none" fo:font-weight="normal" officeooo:rsid="001a5ec7" style:font-weight-asian="normal" style:font-weight-complex="normal"/>
    </style:style>
    <style:style style:name="T5" style:family="text">
      <style:text-properties style:text-line-through-style="none" style:text-line-through-type="none" style:text-underline-style="none" fo:font-weight="normal" officeooo:rsid="001b5da0" style:font-weight-asian="normal" style:font-weight-complex="normal"/>
    </style:style>
    <style:style style:name="T6" style:family="text">
      <style:text-properties style:text-line-through-style="none" style:text-line-through-type="none" style:text-underline-style="none" fo:font-weight="normal" officeooo:rsid="001c4f48" style:font-weight-asian="normal" style:font-weight-complex="normal"/>
    </style:style>
    <style:style style:name="T7" style:family="text">
      <style:text-properties style:text-line-through-style="none" style:text-line-through-type="none" style:text-underline-style="none" fo:font-weight="normal" officeooo:rsid="006b87c5" style:font-weight-asian="normal" style:font-weight-complex="normal"/>
    </style:style>
    <style:style style:name="T8" style:family="text">
      <style:text-properties style:text-line-through-style="none" style:text-line-through-type="none" style:text-underline-style="none" fo:font-weight="normal" officeooo:rsid="006d5561" style:font-weight-asian="normal" style:font-weight-complex="normal"/>
    </style:style>
    <style:style style:name="T9" style:family="text">
      <style:text-properties style:text-line-through-style="none" style:text-line-through-type="none" style:text-underline-style="none" fo:font-weight="normal" officeooo:rsid="006e9abf" style:font-weight-asian="normal" style:font-weight-complex="normal"/>
    </style:style>
    <style:style style:name="T10" style:family="text">
      <style:text-properties style:text-line-through-style="none" style:text-line-through-type="none" style:text-underline-style="none" fo:font-weight="normal" officeooo:rsid="006fc0c0" style:font-weight-asian="normal" style:font-weight-complex="normal"/>
    </style:style>
    <style:style style:name="T11" style:family="text">
      <style:text-properties style:text-line-through-style="none" style:text-line-through-type="none" style:text-underline-style="none" fo:font-weight="normal" officeooo:rsid="00716e99" style:font-weight-asian="normal" style:font-weight-complex="normal"/>
    </style:style>
    <style:style style:name="T12" style:family="text">
      <style:text-properties style:text-line-through-style="none" style:text-line-through-type="none" style:text-underline-style="none" fo:font-weight="normal" officeooo:rsid="0072b02c" style:font-weight-asian="normal" style:font-weight-complex="normal"/>
    </style:style>
    <style:style style:name="T13" style:family="text">
      <style:text-properties style:text-line-through-style="none" style:text-line-through-type="none" style:text-underline-style="none" fo:font-weight="normal" officeooo:rsid="0074f032" style:font-weight-asian="normal" style:font-weight-complex="normal"/>
    </style:style>
    <style:style style:name="T14" style:family="text">
      <style:text-properties style:text-line-through-style="none" style:text-line-through-type="none" style:text-underline-style="none" fo:font-weight="normal" officeooo:rsid="00796ae9" style:font-weight-asian="normal" style:font-weight-complex="normal"/>
    </style:style>
    <style:style style:name="T15" style:family="text">
      <style:text-properties style:text-line-through-style="none" style:text-line-through-type="none" style:text-underline-style="none" fo:font-weight="normal" officeooo:rsid="001d0149" style:font-weight-asian="normal" style:font-weight-complex="normal"/>
    </style:style>
    <style:style style:name="T16" style:family="text">
      <style:text-properties style:text-line-through-style="none" style:text-line-through-type="none" style:text-underline-style="none" fo:font-weight="normal" officeooo:rsid="001c5c20" style:font-weight-asian="normal" style:font-weight-complex="normal"/>
    </style:style>
    <style:style style:name="T17" style:family="text">
      <style:text-properties style:text-line-through-style="none" style:text-line-through-type="none" style:text-underline-style="none" fo:font-weight="normal" officeooo:rsid="001e226f" style:font-weight-asian="normal" style:font-weight-complex="normal"/>
    </style:style>
    <style:style style:name="T18" style:family="text">
      <style:text-properties style:text-line-through-style="none" style:text-line-through-type="none" style:text-underline-style="none" fo:font-weight="normal" officeooo:rsid="00807069" style:font-weight-asian="normal" style:font-weight-complex="normal"/>
    </style:style>
    <style:style style:name="T19" style:family="text">
      <style:text-properties style:text-line-through-style="none" style:text-line-through-type="none" style:text-underline-style="none" fo:font-weight="normal" officeooo:rsid="0080d4fa" style:font-weight-asian="normal" style:font-weight-complex="normal"/>
    </style:style>
    <style:style style:name="T20" style:family="text">
      <style:text-properties style:text-line-through-style="none" style:text-line-through-type="none" style:text-underline-style="none" fo:font-weight="normal" officeooo:rsid="007e9d52" fo:background-color="#66ff66" loext:char-shading-value="0" style:font-weight-asian="normal" style:font-weight-complex="normal"/>
    </style:style>
    <style:style style:name="T21" style:family="text">
      <style:text-properties style:text-line-through-style="none" style:text-line-through-type="none" style:text-underline-style="none" fo:font-weight="normal" officeooo:rsid="00790c1e" fo:background-color="#66ff66" loext:char-shading-value="0" style:font-weight-asian="normal" style:font-weight-complex="normal"/>
    </style:style>
    <style:style style:name="T22" style:family="text">
      <style:text-properties style:text-line-through-style="none" style:text-line-through-type="none" style:text-underline-style="none" fo:font-weight="normal" officeooo:rsid="00bf4c46" fo:background-color="#66ff66" loext:char-shading-value="0" style:font-weight-asian="normal" style:font-weight-complex="normal"/>
    </style:style>
    <style:style style:name="T23" style:family="text">
      <style:text-properties style:text-line-through-style="none" style:text-line-through-type="none" style:text-underline-style="none" fo:font-weight="normal" officeooo:rsid="00c71b59" fo:background-color="#66ff66" loext:char-shading-value="0" style:font-weight-asian="normal" style:font-weight-complex="normal"/>
    </style:style>
    <style:style style:name="T24" style:family="text">
      <style:text-properties style:text-line-through-style="none" style:text-line-through-type="none" style:text-underline-style="none" fo:font-weight="normal" officeooo:rsid="00d11e9b" fo:background-color="#66ff66" loext:char-shading-value="0" style:font-weight-asian="normal" style:font-weight-complex="normal"/>
    </style:style>
    <style:style style:name="T25" style:family="text">
      <style:text-properties style:text-line-through-style="none" style:text-line-through-type="none" style:text-underline-style="none" fo:font-weight="normal" officeooo:rsid="008afa9e" fo:background-color="#ff0066" loext:char-shading-value="0" style:font-weight-asian="normal" style:font-weight-complex="normal"/>
    </style:style>
    <style:style style:name="T26" style:family="text">
      <style:text-properties style:text-line-through-style="none" style:text-line-through-type="none" fo:font-style="italic" style:text-underline-style="none" fo:font-weight="normal" officeooo:rsid="001e226f" style:font-style-asian="italic" style:font-weight-asian="normal" style:font-style-complex="italic" style:font-weight-complex="normal"/>
    </style:style>
    <style:style style:name="T27" style:family="text">
      <style:text-properties officeooo:rsid="0022c0a3"/>
    </style:style>
    <style:style style:name="T28" style:family="text">
      <style:text-properties officeooo:rsid="003322a0"/>
    </style:style>
    <style:style style:name="T29" style:family="text">
      <style:text-properties officeooo:rsid="00367146"/>
    </style:style>
    <style:style style:name="T30" style:family="text">
      <style:text-properties officeooo:rsid="00392ca9"/>
    </style:style>
    <style:style style:name="T31" style:family="text">
      <style:text-properties officeooo:rsid="003a5d36"/>
    </style:style>
    <style:style style:name="T32" style:family="text">
      <style:text-properties officeooo:rsid="003e3645"/>
    </style:style>
    <style:style style:name="T33" style:family="text">
      <style:text-properties officeooo:rsid="003ef91e"/>
    </style:style>
    <style:style style:name="T34" style:family="text">
      <style:text-properties officeooo:rsid="004664a2"/>
    </style:style>
    <style:style style:name="T35" style:family="text">
      <style:text-properties officeooo:rsid="004ed4db"/>
    </style:style>
    <style:style style:name="T36" style:family="text">
      <style:text-properties officeooo:rsid="00511884"/>
    </style:style>
    <style:style style:name="T37" style:family="text">
      <style:text-properties officeooo:rsid="0055a69a"/>
    </style:style>
    <style:style style:name="T38" style:family="text">
      <style:text-properties officeooo:rsid="005a2c95"/>
    </style:style>
    <style:style style:name="T39" style:family="text">
      <style:text-properties officeooo:rsid="005d5a71"/>
    </style:style>
    <style:style style:name="T40" style:family="text">
      <style:text-properties officeooo:rsid="0068092e"/>
    </style:style>
    <style:style style:name="T41" style:family="text">
      <style:text-properties officeooo:rsid="00684daf"/>
    </style:style>
    <style:style style:name="T42" style:family="text">
      <style:text-properties officeooo:rsid="006a58d2"/>
    </style:style>
    <style:style style:name="T43" style:family="text">
      <style:text-properties officeooo:rsid="001e0ec6"/>
    </style:style>
    <style:style style:name="T44" style:family="text">
      <style:text-properties officeooo:rsid="0020d490"/>
    </style:style>
    <style:style style:name="T45" style:family="text">
      <style:text-properties officeooo:rsid="002169cb"/>
    </style:style>
    <style:style style:name="T46" style:family="text">
      <style:text-properties officeooo:rsid="0074fbf2"/>
    </style:style>
    <style:style style:name="T47" style:family="text">
      <style:text-properties fo:font-style="italic" style:font-style-asian="italic" style:font-style-complex="italic"/>
    </style:style>
    <style:style style:name="T48" style:family="text">
      <style:text-properties fo:font-style="italic" officeooo:rsid="001e0ec6" style:font-style-asian="italic" style:font-style-complex="italic"/>
    </style:style>
    <style:style style:name="T49" style:family="text">
      <style:text-properties fo:font-style="italic" officeooo:rsid="007785d4" style:font-style-asian="italic" style:font-style-complex="italic"/>
    </style:style>
    <style:style style:name="T50" style:family="text">
      <style:text-properties fo:font-style="italic" officeooo:rsid="0020d490" style:font-style-asian="italic" style:font-style-complex="italic"/>
    </style:style>
    <style:style style:name="T51" style:family="text">
      <style:text-properties fo:font-style="italic" officeooo:rsid="002169cb" style:font-style-asian="italic" style:font-style-complex="italic"/>
    </style:style>
    <style:style style:name="T52" style:family="text">
      <style:text-properties fo:font-style="italic" officeooo:rsid="007e9d52" style:font-style-asian="italic" style:font-style-complex="italic"/>
    </style:style>
    <style:style style:name="T53" style:family="text">
      <style:text-properties fo:font-style="italic" officeooo:rsid="005b2597" fo:background-color="transparent" loext:char-shading-value="0" style:font-style-asian="italic" style:font-style-complex="italic"/>
    </style:style>
    <style:style style:name="T54" style:family="text">
      <style:text-properties officeooo:rsid="00790c1e"/>
    </style:style>
    <style:style style:name="T55" style:family="text">
      <style:text-properties officeooo:rsid="00796ae9"/>
    </style:style>
    <style:style style:name="T56" style:family="text">
      <style:text-properties officeooo:rsid="001e0ec6" fo:background-color="transparent" loext:char-shading-value="0"/>
    </style:style>
    <style:style style:name="T57" style:family="text">
      <style:text-properties officeooo:rsid="005b2597" fo:background-color="transparent" loext:char-shading-value="0"/>
    </style:style>
    <style:style style:name="T58" style:family="text">
      <style:text-properties officeooo:rsid="00850784" fo:background-color="transparent" loext:char-shading-value="0"/>
    </style:style>
    <style:style style:name="T59" style:family="text">
      <style:text-properties officeooo:rsid="007e9d52" fo:background-color="transparent" loext:char-shading-value="0"/>
    </style:style>
    <style:style style:name="T60" style:family="text">
      <style:text-properties officeooo:rsid="008afa9e" fo:background-color="transparent" loext:char-shading-value="0"/>
    </style:style>
    <style:style style:name="T61" style:family="text">
      <style:text-properties officeooo:rsid="007c790f"/>
    </style:style>
    <style:style style:name="T62" style:family="text">
      <style:text-properties officeooo:rsid="007e9d52"/>
    </style:style>
    <style:style style:name="T63" style:family="text">
      <style:text-properties officeooo:rsid="00790c1e" fo:background-color="#66ff66" loext:char-shading-value="0"/>
    </style:style>
    <style:style style:name="T64" style:family="text">
      <style:text-properties officeooo:rsid="007e9d52" fo:background-color="#66ff66" loext:char-shading-value="0"/>
    </style:style>
    <style:style style:name="T65" style:family="text">
      <style:text-properties officeooo:rsid="0080d4fa"/>
    </style:style>
    <style:style style:name="T66" style:family="text">
      <style:text-properties officeooo:rsid="0081dfe7"/>
    </style:style>
    <style:style style:name="T67" style:family="text">
      <style:text-properties officeooo:rsid="00821971"/>
    </style:style>
    <style:style style:name="T68" style:family="text">
      <style:text-properties officeooo:rsid="005bc1d6"/>
    </style:style>
    <style:style style:name="T69" style:family="text">
      <style:text-properties officeooo:rsid="005e14a6"/>
    </style:style>
    <style:style style:name="T70" style:family="text">
      <style:text-properties officeooo:rsid="0085dc94"/>
    </style:style>
    <style:style style:name="T71" style:family="text">
      <style:text-properties officeooo:rsid="001c4f48"/>
    </style:style>
    <style:style style:name="T72" style:family="text">
      <style:text-properties officeooo:rsid="008d7d51"/>
    </style:style>
    <style:style style:name="T73" style:family="text">
      <style:text-properties officeooo:rsid="008d8658"/>
    </style:style>
    <style:style style:name="T74" style:family="text">
      <style:text-properties officeooo:rsid="008e6662"/>
    </style:style>
    <style:style style:name="T75" style:family="text">
      <style:text-properties style:font-name="Liberation Serif1" officeooo:rsid="008e6662"/>
    </style:style>
    <style:style style:name="T76" style:family="text">
      <style:text-properties officeooo:rsid="008ed347"/>
    </style:style>
    <style:style style:name="T77" style:family="text">
      <style:text-properties officeooo:rsid="00912e4e"/>
    </style:style>
    <style:style style:name="T78" style:family="text">
      <style:text-properties officeooo:rsid="0030a3a2"/>
    </style:style>
    <style:style style:name="T79" style:family="text">
      <style:text-properties officeooo:rsid="0094005a"/>
    </style:style>
    <style:style style:name="T80" style:family="text">
      <style:text-properties officeooo:rsid="0097f955"/>
    </style:style>
    <style:style style:name="T81" style:family="text">
      <style:text-properties officeooo:rsid="00984738"/>
    </style:style>
    <style:style style:name="T82" style:family="text">
      <style:text-properties officeooo:rsid="00988e2f"/>
    </style:style>
    <style:style style:name="T83" style:family="text">
      <style:text-properties officeooo:rsid="0099f27d"/>
    </style:style>
    <style:style style:name="T84" style:family="text">
      <style:text-properties officeooo:rsid="009eba50"/>
    </style:style>
    <style:style style:name="T85" style:family="text">
      <style:text-properties officeooo:rsid="00a28b38"/>
    </style:style>
    <style:style style:name="T86" style:family="text">
      <style:text-properties officeooo:rsid="00a5ab26"/>
    </style:style>
    <style:style style:name="T87" style:family="text">
      <style:text-properties officeooo:rsid="00aba282"/>
    </style:style>
    <style:style style:name="T88" style:family="text">
      <style:text-properties officeooo:rsid="003c64fd"/>
    </style:style>
    <style:style style:name="T89" style:family="text">
      <style:text-properties officeooo:rsid="0041e127"/>
    </style:style>
    <style:style style:name="T90" style:family="text">
      <style:text-properties officeooo:rsid="00495498"/>
    </style:style>
    <style:style style:name="T91" style:family="text">
      <style:text-properties officeooo:rsid="00b373ad"/>
    </style:style>
    <style:style style:name="T92" style:family="text">
      <style:text-properties officeooo:rsid="00b4261c"/>
    </style:style>
    <style:style style:name="T93" style:family="text">
      <style:text-properties officeooo:rsid="00524999"/>
    </style:style>
    <style:style style:name="T94" style:family="text">
      <style:text-properties officeooo:rsid="00b9a09e"/>
    </style:style>
    <style:style style:name="T95" style:family="text">
      <style:text-properties officeooo:rsid="00bc5983"/>
    </style:style>
    <style:style style:name="T96" style:family="text">
      <style:text-properties officeooo:rsid="00c20de6"/>
    </style:style>
    <style:style style:name="T97" style:family="text">
      <style:text-properties officeooo:rsid="00c95220"/>
    </style:style>
    <style:style style:name="T98" style:family="text">
      <style:text-properties officeooo:rsid="00c95220" fo:background-color="#ffff00" loext:char-shading-value="0"/>
    </style:style>
    <style:style style:name="T99" style:family="text">
      <style:text-properties style:font-name="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Úvod</text:p>
      <text:p text:style-name="P1">Návrat <text:span text:style-name="T47">Realpolitik</text:span></text:p>
      <text:p text:style-name="P1"><text:span text:style-name="T47">Realpolitik</text:span> je v módě – <text:span text:style-name="T42">znovu </text:span>je zp<text:span text:style-name="T42">átky</text:span>. Důvody pro <text:span text:style-name="T42">jeho </text:span>nedávn<text:span text:style-name="T42">ý </text:span>komb<text:span text:style-name="T42">e</text:span>k ne<text:span text:style-name="T42">jsou </text:span>žádn<text:span text:style-name="T42">ým </text:span>tajemství<text:span text:style-name="T42">m</text:span>. Optimismus a <text:span text:style-name="T42">pocity </text:span>triumfu, kter<text:span text:style-name="T42">é</text:span> se vplížily do <text:span text:style-name="T42">a</text:span>nglo-<text:span text:style-name="T42">a</text:span>merického politického myšlení <text:s/>bezprostředně po konci Studené války a <text:span text:style-name="T1">vyvrcholily stržením <text:s/>sochy Saddama Huseina <text:s/>na Bagdádském náměstí Firdos v <text:s/>dubnu 2003, byly nahrazeny „návratem historie“ , <text:s/>„odplatou zeměpisu“, ale také „koncem snu“. V devadesátých letech XX. století někteří pohlíželi na Realpolitik jako na otázku minulosti – na relikvii éry Studené války nebo jako „nutného zla“, která by se měla být zahozena do popelnice historie. Navíc kombinace <text:s/>ideologického vyčerpání, ekonomického útlumu</text:span><text:span text:style-name="T3">, </text:span><text:span text:style-name="T7">vojenského zvyšujícího se napětí </text:span><text:span text:style-name="T3">a následující kriz</text:span><text:span text:style-name="T7">e</text:span><text:span text:style-name="T3"> na Středním východě, ve Východní Evropě, a v Pacifiku nás ujišťuj</text:span><text:span text:style-name="T7">e,</text:span><text:span text:style-name="T3"> že R1 má </text:span><text:span text:style-name="T7">opět svoje vnímavé publikum </text:span><text:span text:style-name="T8">(2).</text:span></text:p>
      <text:p text:style-name="P2"><text:span text:style-name="T2">Tato kniha nabízí první <text:s/></text:span><text:span text:style-name="T4">komplexni historii R1 jako koncept, který se přesunul z Německa do hlavního </text:span><text:span text:style-name="T8">a</text:span><text:span text:style-name="T4">nglo-</text:span><text:span text:style-name="T8">a</text:span><text:span text:style-name="T4">merického politického </text:span><text:span text:style-name="T8">slovníku</text:span><text:span text:style-name="T9">(3)</text:span><text:span text:style-name="T4">. V době sporů je obvyklé </text:span><text:span text:style-name="T9">opět </text:span><text:span text:style-name="T4">nahlédnout do historie jako možného návodu – nebo pro </text:span><text:span text:style-name="T9">hledání </text:span><text:span text:style-name="T4">prostředků s </text:span><text:span text:style-name="T9">určitým? </text:span><text:span text:style-name="T4">intelektuálním </text:span><text:span text:style-name="T9">nábojem v </text:span><text:span text:style-name="T4">předcházejících období</text:span><text:span text:style-name="T9">ch</text:span><text:span text:style-name="T4">. </text:span><text:span text:style-name="T5">Z pohledu dlouhého času, toto představuje debat</text:span><text:span text:style-name="T10">y</text:span><text:span text:style-name="T5"> o politice, strategii, kdy se zahraniční politika může jevit jako něco cyklického. </text:span><text:span text:style-name="T10">Vyhlazování a vylepšování </text:span><text:span text:style-name="T5">R1 v západním politickém <text:s/></text:span><text:span text:style-name="T10">myšlení </text:span><text:span text:style-name="T5">je jeden <text:s/>z těchto příkladů. </text:span><text:span text:style-name="T10">S tím úzce souvisí </text:span><text:span text:style-name="T5">period</text:span><text:span text:style-name="T10">ické </text:span><text:span text:style-name="T5">„znovuobjev</text:span><text:span text:style-name="T10">ování</text:span><text:span text:style-name="T5">“ spisk</text:span><text:span text:style-name="T10">ů</text:span><text:span text:style-name="T5"> Niccol</text:span><text:span text:style-name="T10">a</text:span><text:span text:style-name="T5"> <text:s/>Machiavelliho, zejména jeho p</text:span><text:span text:style-name="T10">ojeddnání </text:span><text:span text:style-name="T5">„</text:span><text:span text:style-name="T10">Vladař</text:span><text:span text:style-name="T5">“ , který byl poprvé publikován 1532. Jak se často <text:s/>stává, </text:span><text:span text:style-name="T10">v době </text:span><text:span text:style-name="T5">kdy se svět stává velice </text:span><text:span text:style-name="T10">bohatým na problémy, </text:span><text:span text:style-name="T5">objeví se vlna knih </text:span><text:span text:style-name="T11">napodobujících </text:span><text:span text:style-name="T5">Florenstkého politika, </text:span><text:span text:style-name="T11">počínaje </text:span><text:span text:style-name="T5">Philipa Bobbitta a Jonathana <text:s/>Powella, <text:s/></text:span><text:span text:style-name="T11">dřívějšího náčelníka štábu </text:span><text:span text:style-name="T5">Tony</text:span><text:span text:style-name="T11">ho</text:span><text:span text:style-name="T5"> <text:s/>Blair</text:span><text:span text:style-name="T11">a (4)</text:span><text:span text:style-name="T5">. Jak napsal Michael Ignatieff, nacházíme se uprostřed <text:s/>dalšího <text:s/>„Machiavelli</text:span><text:span text:style-name="T12">stického </text:span><text:span text:style-name="T5">moment</text:span><text:span text:style-name="T12">u</text:span><text:span text:style-name="T5">“, </text:span><text:span text:style-name="T12">příkladu </text:span><text:span text:style-name="T5"><text:s/>„</text:span><text:span text:style-name="T6">kdy </text:span><text:span text:style-name="T12">veřejná nutnos</text:span><text:span text:style-name="T13">t </text:span><text:span text:style-name="T14">&lt;page&gt;</text:span><text:span text:style-name="T15">vyžaduje <text:s/>akce, k</text:span><text:span text:style-name="T13">dy privátní </text:span><text:span text:style-name="T15">etik</text:span><text:span text:style-name="T13">a</text:span><text:span text:style-name="T15"> a náboženské hodnoty mohou být odsuzovány jako nesprávné a nemorální.“ </text:span><text:span text:style-name="T13">(5)</text:span><text:span text:style-name="T15"> V minulosti jsme prožili mnoho Machiavel</text:span><text:span text:style-name="T13">istických </text:span><text:span text:style-name="T15">momentů. Jeden z nich </text:span><text:span text:style-name="T14">nastal</text:span><text:span text:style-name="T15"> v Německu </text:span><text:span text:style-name="T13">v polovině XIX</text:span><text:span text:style-name="T15"> století, </text:span><text:span text:style-name="T14">v jeho6 kontextu </text:span><text:span text:style-name="T15">se zrodila R1, </text:span><text:span text:style-name="T13">kdy </text:span><text:span text:style-name="T15">není překvapující, že tyto dva termíny jsou často shledány </text:span><text:span text:style-name="T14">t2sn2 vedle sebe</text:span><text:span text:style-name="T15">. </text:span></text:p>
      <text:p text:style-name="P23"><text:tab/>V mnoha případech <text:span text:style-name="T43">je za otce R1 považován právě </text:span>Machiavelli – individualita s kterou je tento termín <text:span text:style-name="T46">obecně</text:span> spojován. <text:span text:style-name="T55">Z</text:span> <text:span text:style-name="T55">pozdějších </text:span>období <text:span text:style-name="T55">e</text:span>xistují ještě další hrdinové R1, <text:span text:style-name="T43">kteří mohou být s tímto termínem spojováni. </text:span>Mezi ně patří vikomt Castelereagh, britský ministr zahraničí z let 1812 až 1822 a zejména hrabě Klemens von Metternich, ministr zahraničí Rakouského císařství <text:span text:style-name="T46">v</text:span>e stejného období <text:span text:style-name="T43">a pozdější kanceléř z let 1821 až 1848. </text:span><text:span text:style-name="T56">(7)</text:span><text:span text:style-name="T43"> V knize </text:span><text:span text:style-name="T48">Roky Obnovy </text:span><text:span text:style-name="T43">(</text:span><text:span text:style-name="T48">A World Restored</text:span><text:span text:style-name="T49">)</text:span><text:span text:style-name="T43">, publikované v roce 1957, <text:s/>Henry Kissinger <text:s/>popsal úspěchy, kterých <text:s/>Castelereagh a <text:s/>von Metternich dosáhli <text:s/>při stabilizaci Evropy v období po porážce Napoleona Bonaparte v roce 1815.(8) <text:s/>R1 byla také těsně spojená s pruským kanceléřem Otto von Bismarckem, který sjednotil <text:s/>Německo v roce 1871 a vedl vítěznou válku s Francií.(9) V knize o R1 , Bismarck určitě zaujme prominentní místo, přestože – jak později uvidíme – bylo by chybou považovat ho jen za čelního teoretika.</text:span></text:p>
      <text:p text:style-name="P12"><text:tab/><text:span text:style-name="T61">K</text:span> <text:span text:style-name="T61">základní principy R1 tak, jak je konvenčně tato doktrína chápána, R1 spojují dohromady tyto politiky devatenáctého století s některými prominentními postavami Americké zahraniční politiky dvacátého století, a to zejména ty z období Studené války. George Kennan, který je často pokládán za vzorový příklad Amerického <text:s/>diplomatického <text:s/>realismu, se učil <text:s/>z principů Bismarckovy zahraniční politiky. (10) Kissingerovy these z jeho doktorské práce, které se staly součástí knihy </text:span><text:span text:style-name="T50">Roky Obnovy</text:span><text:span text:style-name="T44">, byly také původbě koncipovány, aby obsahovaly části o Bismarckovi, o kterém psal později, a které zmiňujeme v pozdějších kapitolách, mají odlišný pohled než Kennan.(11) Jestliže je Machiavelli <text:s/>obvykle chápán jako otec R1, potom Kissinger sám je považován za nejprominentnějšího průkopníka R1y v moderní době. Jestliže budeme diskutovat o „návratu R1“, potom není překvapením zjistit, že jeho jméno je často zmiňováno na stejné úrovni. Přitom neexistuje žádné větší znamení o vlivu Kissingerových prognóz na zahraniční politiku, než o kterých se zmiňuje 2000 slová recenze jeho knihy </text:span><text:span text:style-name="T51">Světový Pořádek </text:span><text:span text:style-name="T52">(World Order)</text:span><text:span text:style-name="T45"> z roku 2014 z pera bývalá ministrině zahraničí Hillary Clintonová.(12) Přes předpoklad, že Kissinger je dědicem Bismarckovyy tradice </text:span><text:span text:style-name="T51">Realpolitik,</text:span><text:span text:style-name="T45"> jak bude </text:span><text:soft-page-break/><text:span text:style-name="T45">uvedeno dále, lze tuto argumentci považovat za matoucí.</text:span></text:p>
      <text:p text:style-name="P13"><text:tab/>Jak <text:span text:style-name="T62">se </text:span>něco <text:span text:style-name="T54">co se </text:span>zrodilo v temném srdci Evropy, <text:span text:style-name="T62">co bylo </text:span>importováno z Německa, z místa <text:span text:style-name="T54">dvou obrovských </text:span>zrůdných světových válek, R1 m<text:span text:style-name="T54">ěla </text:span>vždy zvláštní místo v Anglo-Americkém politickém chování. <text:s/>Použití <text:span text:style-name="T54">tohoto termínu </text:span><text:span text:style-name="T64">&lt;</text:span><text:span text:style-name="T63">page</text:span><text:span text:style-name="T64">&gt;</text:span><text:span text:style-name="T16">jak <text:s/>negativn</text:span><text:span text:style-name="T18">ím </text:span><text:span text:style-name="T16">tak i pozitivn</text:span><text:span text:style-name="T18">ím slova smyslu</text:span><text:span text:style-name="T16">, odhaluje mnohé o Britské</text:span><text:span text:style-name="T18">m</text:span><text:span text:style-name="T16"> a Americkém pohledu na svět. </text:span><text:span text:style-name="T18">V</text:span><text:span text:style-name="T16"> éře před První světovou válkou </text:span><text:span text:style-name="T18">začalo toto slovo pronikat i do </text:span><text:span text:style-name="T16">angličtin</text:span><text:span text:style-name="T18">y. </text:span><text:span text:style-name="T16">I když </text:span><text:span text:style-name="T18">tento výraz </text:span><text:span text:style-name="T16">byl často používána <text:s/>v zahraničně politických diskuzích <text:s/>v Británii </text:span><text:span text:style-name="T18">i</text:span><text:span text:style-name="T16"> Americe po více než jedno století, </text:span><text:span text:style-name="T18">přesto </text:span><text:span text:style-name="T16">byl více méně považován za exotick</text:span><text:span text:style-name="T18">ý</text:span><text:span text:style-name="T16">. </text:span><text:span text:style-name="T17">Tudíž </text:span><text:span text:style-name="T18">i</text:span><text:span text:style-name="T17"> když </text:span><text:span text:style-name="T18">byl termín </text:span><text:span text:style-name="T17">R1 s oblibou používán jak ve Spojeném Království nebo ve Spojených státech, </text:span><text:span text:style-name="T18">vyvolávat rozpaky</text:span><text:span text:style-name="T17">. V</text:span><text:span text:style-name="T18">e</text:span><text:span text:style-name="T17"> třicátých letech v Británi a v sedumdesátých letech ve Spojených státech, <text:s/>v mnoha odlišných kontextech , kriti</text:span><text:span text:style-name="T18">ci </text:span><text:span text:style-name="T17">zahraniční politiky často </text:span><text:span text:style-name="T18">naříkaly </text:span><text:span text:style-name="T17">ohledně <text:s/></text:span><text:span text:style-name="T18">používání</text:span><text:span text:style-name="T17"> R1 <text:s text:c="4"/>vlastními politiky a diplomaty. Kruty Teutonsky neologism , má tendency </text:span><text:span text:style-name="T19">doslova se zažíraT POD KŮŽI. </text:span><text:span text:style-name="T17">Jak Peter Viereck, Německý Američan </text:span><text:span text:style-name="T19">a </text:span><text:span text:style-name="T17">kritik <text:s/>R1, napsal v roce 1942, </text:span><text:span text:style-name="T19">že by toto slovo mělo být vyslovováno </text:span><text:span text:style-name="T17">s dlouhým, hrdelně hrubým „r“ a <text:s/>ma vedlejsi vyznam <text:s/>s „r-r-ruthless“ (r-r-rucksichtlos, Hitlerovo oblíbené přídavné jméno) a „r-r-realistic“ <text:s/>(„r-r-realitsich“). </text:span><text:span text:style-name="T19">(13) </text:span><text:span text:style-name="T17">Což by mohlo <text:s/>dobře kontrastovat s hladším skloňováním ve francoouzštině, tradiční</text:span><text:span text:style-name="T19">m</text:span><text:span text:style-name="T17"> jazyk</text:span><text:span text:style-name="T19">em</text:span><text:span text:style-name="T17"> diplomacie, v němž slovo </text:span><text:span text:style-name="T26">detente</text:span><text:span text:style-name="T17"> poskytuje <text:s/>důležitý </text:span><text:span text:style-name="T19">inspirativní </text:span><text:span text:style-name="T17">příklad. </text:span></text:p>
      <text:p text:style-name="P24"><text:tab/>V průběhu <text:s/>uplynulé dekády <text:s/>byl z několika <text:s/>důvodů <text:span text:style-name="T65">termín </text:span>R1 zbaven <text:s/>některých z těchto <text:s/>negativních vedlejších <text:s/>významů. Prvním je, <text:span text:style-name="T65">kdy</text:span> návrat síl<text:span text:style-name="T65">ných politických rivalů a </text:span>vyvolá<text:span text:style-name="T65">ní </text:span>soupeření a potyčky v rámci <text:s/>mezinárodního pořádku, v<text:span text:style-name="T65">yvolává</text:span> <text:span text:style-name="T65">s</text:span>rovnání <text:s/>s obdobím v naší minulosti, kdy na R1 bylo v devatenáctém století ve střední <text:s/>Evropě nahlíženo <text:s/>hlavně jako na prostředek <text:s/>a užitečný nástroj státní diplomacie a politiky, <text:s/><text:span text:style-name="T65">v době vzájemného soupeření velkých mocností. </text:span>Za druhé, <text:span text:style-name="T66">kdy R1 byla přítomná <text:s/>jako nutná protilátka <text:s/>pro uvědomnění prebytku <text:s/>idealismu v Anglo-Americké zahraniční politice z období po Studené Válce (pos-Cold War), s návratem <text:s/>do „politické reality“ <text:s/>a s překonáním „utopie“. V této etapě inkarnace, je snadno snadno pochopitelné, jako obezřetný přístup ke státní politice, a záměrně jako protiklad k tomu, co je prezentováno jako </text:span><text:s/><text:span text:style-name="T27">naivní idealismus druhých.</text:span></text:p>
      <text:p text:style-name="P25"><text:tab/>V současnostit, <text:s/>modernizovaná verze R1 <text:s/><text:span text:style-name="T67">má </text:span><text:s/>nové přátele a nepravděpodobné advokáty. <text:s/>Pravděpodobně nejsvobodomyslnější <text:s/>president, <text:span text:style-name="T67">který </text:span>v moderní historii obýva<text:span text:style-name="T67">l </text:span>Bílý Dům byl vědomě <text:s/>„realistický“ jako <text:span text:style-name="T67">kterýkoliv z jeho předchůdců <text:s/>na poli zahraniční politiky. Z tohoto důvodu není výraz R1 pro Demokratickou stranu již déle špinové slovo jak tomu bylo v sedumdesátých a devadesátých letech leteech XX. století. „Každý musí odlišit mezi <text:s text:c="2"/>idealismem a realismem,“ <text:s/>poznamenal v dubnu 2010 <text:s/>ve článku pro Ney York Times předcházející vedoucí týmu presidenta Obamy Rahm Emanuel. „Jestliže ho budete muset definovat jako kategirii, on je pravděpodobně <text:s/>mnohem realističtější politik, jako <text:s/>Bush 41 . . . ohledně zájmů svého národa musíte být <text:s/>chladnokrevný.“(14). V květnu 2012, německý týdeník Der Spiegel uvedl článek prohlašující, že „je nepravděpodobné aby president Obama </text:span><text:span text:style-name="T64">&lt;</text:span><text:span text:style-name="T63">page</text:span><text:span text:style-name="T64">&gt; </text:span><text:span text:style-name="T57">byl dědicem <text:s/>Kissingerovy realpolitik“ </text:span><text:span text:style-name="T58">kdy </text:span><text:span text:style-name="T57">cit</text:span><text:span text:style-name="T58">oval </text:span><text:span text:style-name="T57">vydavatele </text:span><text:span text:style-name="T53">National Interest</text:span><text:span text:style-name="T57"> </text:span><text:span text:style-name="T58">v tom smyslu </text:span><text:span text:style-name="T57">„</text:span><text:span text:style-name="T58">že můžeme hovořit </text:span><text:span text:style-name="T57">o zahraniční událostech s německý přízvukem.“ (15)</text:span></text:p>
      <text:p text:style-name="P27"><text:tab/>Znovu uvedení tohoto slova <text:s/>jako pochvalného <text:span text:style-name="T70">termínu </text:span>může být datováno kolem roku 2005, kdy komplikace <text:span text:style-name="T70">s <text:s/></text:span>invaz<text:span text:style-name="T70">í</text:span> do Iráku <text:span text:style-name="T70">vedené </text:span>Američany dosahovaly maxima, a kdy <text:span text:style-name="T70">se </text:span>vojenské tažení v Afganistánu <text:span text:style-name="T68">začalo komplikovat. Ale nebylo to tak jasné a co to znamená v praxi. Jako autor životopisů Lorda <text:s/>Castlereagh jsem sám tento výraz použil několkrát při mnoha příležitostech, a v širších možných okolnostech při popisování aspektů Castlereaghovy zahraniční politiky, a to bez velkého přemýšlení o jejich skutečném původu. Přesto, když byl Castlereagh dáván za příklad R1y a vyvolával diskuse ohledně současné zahraniční politiky, ne vždy jsem dokázal rozeznat osobnost, která je vlastně popisována. Také jsem poznamenal, že v minulých odobích <text:s/>jako například v třicátých letech XX. století, byly při řešení problémů tehdejší zahraniční politiky použity historické analogi a to způsoby, které nebyly zcela odpovídající nebo poučné. Neville Chamberlain britský ministerský předseda pozdních třicátých let, se dobře orientoval v zahraniční politice <text:s/>Castlereagha, <text:s/>stejně jako následovníka Castleregha George Cnninga. <text:s/>Při odůvodňování politiky appeasementu (ústupků) , Chamberlain evokoval tyto předcházející tradice jako příklad R1y. Přesto, a samozřejmě, toto nezabránilo </text:span><text:soft-page-break/><text:span text:style-name="T68">katastrofálnímu kolapsu <text:s/>britské zahraniční politiky v letech 1938-39. (16) <text:s/>Jinými slovy, zdálo se že <text:s/>tento pojem byl vhodnějším oznaením než jsem předpokládal. Bylo nutné jej používat s větší opatrností.</text:span></text:p>
      <text:p text:style-name="P26"><text:tab/><text:span text:style-name="T69">R1, což bylo jasné, <text:s/>byla jedním z těch slov , která byla vypůjčena z jiného jazyka, což se stává často, ale bez hlubšího pochopení. V moderním použití, přechází do označení určité pozice, postavení , nebo <text:s/>filosofický směru, spíše než cokoliv podstatnějšího (tak jako je přístup k politice, nebo <text:s/>jako k teorii mezinárodních vztahů). Samozřejmě ,je absurdní očekávat, že současní praktici zahraniční politiky budou znát původ každého slova, které používají, což je to snad <text:s/>jen příliš <text:s/>typické pro akademicky, aby se vraceli do knihoven se zvednutým obočím. V roce 1934 <text:s/>anglický historik A.J.P. Taylor napsal , že národní zahraniční politika je založena na sérii předpokladů, s nimiž státníci vyrůstali <text:s/>od nejútlejšího věku, a které považovali za „ tak samozřejmé, že je sotva nutné je připomínat.“ Byla to povinnost <text:s/>historika potom přispět „k objasnění těchto předpokladů a k vysledování jejich vlivu na průběh každodenní politiky.“ (17)</text:span></text:p>
      <text:p text:style-name="P28"><text:span text:style-name="T59"><text:tab/>Opravdový význam R1 zůstává pohlcen v partizánskýmm způsobu používání v Anlo-Americké politickém diskursu. Nejprve je nutno poznamenat, a jak již bylo uvedeno, obsahuje <text:s/>mnoho pejorativních <text:s/>postranních významů. <text:s/>„Zastánci </text:span><text:span text:style-name="T64">&lt;</text:span><text:span text:style-name="T63">page</text:span><text:span text:style-name="T64">&gt; </text:span><text:span text:style-name="T60"><text:s/></text:span><text:span text:style-name="T71">realistické zahraniční politiky jsou karikováni <text:s/>Německým termínem R1.“Henry Kissinger poznamenává „Předpokládám pro usnadnění volby stran“(18). Je příznačné, jak argumentují následující kaptolách, že Kissinger <text:s/>se sám obecně <text:s/>vyhýbal přímého používání tohoto termínu. Když ho použil, vlastně pro to, aby zvýraznil jeho nedostatky.(19)</text:span></text:p>
      <text:p text:style-name="P29"><text:tab/>Ostatní <text:span text:style-name="T72">jsou </text:span>na rozdíl od Kissingera s tímto označením <text:span text:style-name="T72">váhavější</text:span>. <text:span text:style-name="T72">Přesto </text:span>někteří z těch, kteří nosí t<text:span text:style-name="T72">oto označení </text:span>s hrdostí, mají <text:span text:style-name="T72">také </text:span>tendenci karikovat naivní <text:s/>idealisty, kteří se staví proti. V minulosti, kritici R1 byli odsuzováni jako „Wilsoniasti“, vcelku nedávno <text:span text:style-name="T72">jsou </text:span>dáváni dohromady <text:span text:style-name="T72">s označením</text:span> „neo-konzervativci.“ Termín R1 použ<text:span text:style-name="T72">ívaný </text:span>tímto způsobem se stává nezbytným doplňkem sofistikace, <text:span text:style-name="T72">kdy </text:span>je určen, aby znamenal <text:s/><text:span text:style-name="T72">něčí </text:span>světáctví a historickou hloubku a rozliš<text:span text:style-name="T72">il dotyčné od nejapných </text:span>ideologů. „<text:span text:style-name="T73">Ponechám na </text:span>samo popisující<text:span text:style-name="T73">ch </text:span>realis<text:span text:style-name="T73">tech, </text:span>aby pro naše popletené novináře a nebybíravé politiky vysvětlil<text:span text:style-name="T73">i</text:span> v podbrobných detailech <text:s/>původ a význam <text:span text:style-name="T73">slov</text:span> „realismu<text:span text:style-name="T73">s“</text:span> a „realpolitk““, poznamenal v roce 2010 v diskusi s presidentem Obamou o realistick<text:span text:style-name="T73">ém pověření </text:span>historik Robert Kagan. Kaganův názor, jako důsledek Kissingera, <text:span text:style-name="T73">představoval, že ti kdo nosili tento plášť dělali to </text:span>v s<text:span text:style-name="T73">ebe </text:span>uspokojujícím způsob<text:span text:style-name="T73">em</text:span>, s cílem odmítnout <text:span text:style-name="T73">svoje </text:span>oponenty jako <text:s/><text:span text:style-name="T73">n</text:span>erealistické, <text:span text:style-name="T73">hloupé </text:span><text:s/>a chybně iformované.<text:span text:style-name="T76">(20)</text:span></text:p>
      <text:p text:style-name="P30"><text:tab/>Je<text:span text:style-name="T74">n</text:span> stěží může<text:span text:style-name="T74">me</text:span> obviňovat politiky z používání jazyka t<text:span text:style-name="T74">akovým </text:span>způsobem, který vyhovuje jejich agendě. Ve skutečnosti, <text:span text:style-name="T74">pokud existují málo uspokojivé definice R1, chyba existuje jinde. Tím spíše, protože učenci z oblasti mezinárodních vztahů, s několika málo významnými vyjímkami, převážně se ve svých názorech nezajímjí o historické kořeny. Z větší části, R1 byla používána zaměnitelně s termíny „realismem“, „realista“ nebo jako „raison d</text:span><text:span text:style-name="T75">'</text:span><text:span text:style-name="T74">etat“, z nichž všichny jsou samozřejmě vzájemně propletené. (21) Jak napsal Lucian Ashworth, vyskytuje se případ, kdy učenci <text:s/>mezinárodních vztahů někdy bývaly „ulaxní ve studiu myšlenek své vlastní disciplíny.“(22) Tato kniha <text:s/>sleduje základní principy tzv. „Cambridge school“ přístupu k intelektuální historii. Obsahuje politické myšlenky a související politický diskurs, které by měly být chápany v kontextu dané historické epochy, ve které byly použity. Měly by být považovány za produkty míst a <text:s/>času, spíše než jako rezervoár trvalých pravd. (23).</text:span></text:p>
      <text:p text:style-name="P31"><text:tab/><text:span text:style-name="T77">Nejedná se pouze o akademické cvičení. V soualdu s Quentin Skinner, jední z nejvlivnějších učenců Cambridge školy, jednou z užitečných funkcí, kterou historici mohou realizovat je „odhalení často opomíjených bohatství našeho intelektuálního dědictví a jejich opakované použití.“. Přesto také pro mnohem důležitější naše účely, Skinner také upozorňuje na to, že je </text:span><text:span text:style-name="T64">&lt;</text:span><text:span text:style-name="T63">page</text:span><text:span text:style-name="T64">&gt;</text:span><text:span text:style-name="T60"> </text:span><text:span text:style-name="T78">„někdy obtížné vyhnout se kouzlu našeho vlastního intelektuálního dědictví“, což je jako by byl „očarovaný“ a upadl do sebevíry, že „způsoby uvažování o určitých <text:s/>idejích nás odkazují na hlavní proudy našich intelektuálních tradic, a že to musí být způsob myšlení o nich.“(24). Jak bude uvedeno , historie R1 <text:s/>byla poseta existencí kultovních ctitelů, <text:s/>příliš pod vlivem myšlenky, že tyto byly zprostředkovateli k </text:span><text:soft-page-break/><text:span text:style-name="T78">návratu do reality.</text:span></text:p>
      <text:p text:style-name="P32"><text:tab/><text:span text:style-name="T79">Již n</text:span>a samotném začátku m<text:span text:style-name="T79">ůže </text:span>být uvedeno <text:span text:style-name="T79">n</text:span>ěkolik společných chybných <text:span text:style-name="T79">představ.</text:span> R1 není, jak <text:span text:style-name="T79">se </text:span>často předpokládá, <text:span text:style-name="T79">stejně </text:span>stará jak politika samotná. Ani <text:span text:style-name="T79">by neměla být </text:span>za<text:span text:style-name="T79">měňována </text:span>s „realismem“ <text:span text:style-name="T79">jak se ve velkém uvádí v mnohých </text:span>dokumentech. Jak Jonathan Haslam <text:span text:style-name="T28">zcela objasnil v „No Virtue like Necessity: Realist Thought in International Relations since Machiavelli“ (Žádna cnost <text:s/>jako nutná: Realistické myšlení v mezinárodních vztazízh od Machiavelliho.), jedna z nejlepších <text:s/>diskusí o konceptu, kdy R1 obsadil čelné místo v rámci „realistických“ tradic.(25) Přesto je to odlišný názor <text:s/>od <text:s/>převládajícího raison d'être (a reason for existence), kdy sleduje „národbí zájm,“ nebo <text:s/>tzv Machiavellismus, jako koncept s nímž byl velice často <text:s/>spojován.(26) R1 je mnohem novější pojem. <text:s/>Existuje <text:s/>právě jedno a půl století, a termín R1 byl vytvořen v němčině německým novinářem a liberálním aktivistou Augustem von Rochau, v jeho pojednání „Foundations of Realpolitik“ (Zaklady R1) z roku <text:s/>1853. V roce 1869 <text:s/>Rochau přidal druhý svazek, který je téměř celý dnes již zapomenutý. <text:s/>Jak je nicméně zřejmé, jeho tvorba měla dlouhý a kontroverzní <text:s/>posmrtný život.</text:span></text:p>
      <text:p text:style-name="P34"><text:tab/>Prvním cílem této knihy je co nejlépe po<text:span text:style-name="T80">chopit </text:span>akt znovuobjevení. Part I začíná <text:span text:style-name="T80">odhalením </text:span>původu R1 <text:span text:style-name="T80">v polovině XIX</text:span>. století v Evropě. Dále pokračuje zvýraznění<text:span text:style-name="T81">m</text:span> a vysvětlení<text:span text:style-name="T81">m</text:span> <text:span text:style-name="T81">pojmu</text:span>, tak jak <text:span text:style-name="T81">jej </text:span>Ludwig von Rochau původně zamýšlel, <text:span text:style-name="T81">a </text:span>jak by měly být v <text:span text:style-name="T82">rámci </text:span>jeho dvou<text:span text:style-name="T81">svazkové </text:span>práci ch<text:span text:style-name="T82">ápány</text:span>. V kontrastu <text:s/>k moderní<text:span text:style-name="T82">mu chápání</text:span>, původní verzi R1 <text:span text:style-name="T83">ne</text:span>označil jako filosofické cítění,<text:span text:style-name="T83">ale </text:span>právě jako metoda <text:s/>analýzy <text:span text:style-name="T83">saložitých </text:span>politických problémů. <text:span text:style-name="T83">Podle </text:span>Rochau úspěšná <text:span text:style-name="T83">státní </text:span>politika závisí na správném <text:span text:style-name="T83">posouzení </text:span>historických okolností, <text:span text:style-name="T83">za kterých </text:span>státní<text:span text:style-name="T83">k vládne. </text:span>Právě jako důležit<text:span text:style-name="T83">á</text:span>, byla <text:span text:style-name="T83">i</text:span> schopnost předvídat <text:s/>a <text:span text:style-name="T83">přizpůsobit se v</text:span> měnící<text:span text:style-name="T83">ch </text:span>se podmínky modern<text:span text:style-name="T83">itu.</text:span> Ideje byly důležité v politice, <text:span text:style-name="T83">ale zejména </text:span>v demokra<text:span text:style-name="T83">tickém </text:span>věku, ale jejich <text:span text:style-name="T83">význam měl </text:span>b<text:span text:style-name="T83">ýt </text:span>posuzován podle jejich <text:s/>politické síly, spíše než podle jejich čistoty a elegance.</text:p>
      <text:p text:style-name="P33"><text:span text:style-name="T29"><text:tab/>Druhým cílem této knihy (Části II až V) je přezkoumat jak R1 byla používána v Anglo-Americkém diskursu v zahraničních událostech a to od svého vzniku. To se <text:s/>datuje přibližně od roku 1890, kdy toto slovo bylo poprvé uvedeno do angličckého jazyka. <text:s/>Historie R1 v anglicky mluvícím světě by měla být odlišováno od své dřívější historie v Německu.</text:span><text:span text:style-name="T64">&lt;</text:span><text:span text:style-name="T63">page</text:span><text:span text:style-name="T64">&gt;</text:span></text:p>
      <text:p text:style-name="P20">Jakýkoliv původni <text:span text:style-name="T84">smysl původního </text:span>Rochau koncept<text:span text:style-name="T84">u</text:span> se <text:span text:style-name="T84">téměř </text:span>zcela vytratil. <text:span text:style-name="T84">S</text:span>lovo <text:s/>bylo používáno mnoha různými způsoby, a vedlo k mnoha různým závěrům. Tento proces prolínání a šíření <text:span text:style-name="T84">vypravuje </text:span>příběh samotný. Je to použití termínu , který je dále pro<text:span text:style-name="T84">zkoumáván </text:span>v následujících kapitolách. <text:s/>N<text:span text:style-name="T84">a rozdíl od </text:span>liberalismus <text:s/>nebo <text:span text:style-name="T84">m</text:span>arxismus, <text:s/>neexistuje souvislý pohled na to co <text:span text:style-name="T84">vlastně </text:span>znamená. Část<text:span text:style-name="T84">i</text:span> <text:s/>II <text:s/>až IV <text:s/>by měly být <text:s/>ch<text:span text:style-name="T84">ápány především </text:span>jako <text:span text:style-name="T84">prostor diskursu, </text:span>spíše <text:s/>než studium teorie <text:s/>samotné <text:s/><text:span text:style-name="T30">(definované v části I). Důvodem pro toto tvrzení je, že způsob použití termínu R1 odhaluje <text:s/>mnohého o postupech k zahraničí <text:s/>a o interpretacích <text:s/>mezinárodní politiky, která převládala <text:s/>u těchto dvou supervelmocí v XIX. a XX. stroletí. Tímto způsobem, R1 je použita jako okno do <text:s/>duše, což by se <text:s/>mohlo označit jako Anglo-Americký světový názor. (27). Proč u některých jedinců a skupin vyvolává nenávist nebo strach nemám ponětí? Proč byli jiní v jeho používání pohodlnější a uvažovali o něm více příznivěji? Jak bude dále ukázáno, o tom jak lidé o R1 uvažovali poskytuje vodítko pro srovnání mezi nimi.</text:span></text:p>
      <text:p text:style-name="P21"><text:tab/><text:span text:style-name="T85">Tím že začneme od Ludwiga von Rochau, můžee <text:s/>definovat reálné pochopení toho co <text:s/>R1 původně <text:s/>měla znamenat. Přesto je také důležité si uvědomit, že tento pojem,který <text:s/>Rochau vytvořil aplikoval ve svém vlastním životě. <text:s/>Jeden z hlavních témat této knihy je, že R1 definovala zrození <text:s/>značného počtu zmrzačených <text:s/>a polovičně formovaných verzí sebe samého, což bylo zdrojem dalších omylů. Tento proces <text:s/>započal v Německu, kde Rochau ideje byly svéhlavě ohýbány tak, aby sloužily oběma stranám. Mezitím R1 <text:s/>vstoupila do Anglo-Amerického světa a zde byla domotána <text:s/>s mnoha dalšími pojmy jako jsou Machtpolitik ( politika síly), Weltpolitik (je používána v globální <text:s/>mocenské politice) a další široké koncepce „realismu“ v zahraničních událostech. V některých <text:s/>případech je toto zkreslení otevřelo dveře k velkému nepochopení, a co je horší k mnoha chybnýmh postupům. Takže neexistuje přání pro znovu oživení kultu R1. Ve skutečnosti kniha dokazuje, že <text:s/>mnohé skutky britské a americké zahraniční politiky v minulém stoetí mohou být chápány jako odvozenina, částečně reakce <text:s/></text:span><text:soft-page-break/><text:span text:style-name="T85">na mnohem bezzubou interpretaci R1 , která se objevila v Německu po Rochauovi. <text:s/>V anglicky mluvícím světě , se podoba „anti-R1“ stala reálným fenomenem v jeho vlastní pravé podobě. V některých ohledech, ve skutečnosti, <text:s/>poskytuje východisko mezi anglickou a americkou zahraniční politikou.</text:span></text:p>
      <text:p text:style-name="P22"><text:tab/><text:span text:style-name="T31">Zatímco <text:s/>tato kniha konfrontuje R1u se svými protějšky (anti-R1), některé z nich vnášejí košatý <text:s/>náhled na státnictví a zahraniční politiku, které byly nalezeny v mezerách mezi nimi, spolu s největšími <text:s/>mysiteli v oblasti <text:s/>zahraniční politiky. Při přibližování těchto diskusí, se nebudu </text:span><text:span text:style-name="T64">&lt;</text:span><text:span text:style-name="T63">page</text:span><text:span text:style-name="T64">&gt;</text:span></text:p>
      <text:p text:style-name="P3"><text:s/>pok<text:span text:style-name="T86">oušet o </text:span>synte<text:span text:style-name="T86">z</text:span>u t<text:span text:style-name="T32">ě</text:span>chto dvou tradic. <text:span text:style-name="T32">Cílem není představit jakýsi druh „středníhoo-základu“ etiky státnictví. Těm, kteří se snaží o smíření idejí a sobeckosti, do soudržné teorie mezinárodních vztahů, <text:s/>nejlépe poslouží prací „English School“ nebo z celkem nedávné doby výzvy Joeph Nye <text:s/>volající po „liberální realismus“ v zahraniční politice USA.(28). Jakkoliv <text:s/>lze konstatovat, že lze jen obtížně zabránit událostem, které se již odehrály. Byl to Reinhold Niebuhr rozpracoval základní pravidla „Křesťanský Realismus“ a všech dilemata, která jsou s ními byla spojena, a to víc než před půl stoletím. (29) Není žádným překvapením, že president Obama přispěl k definování vlastní verze „liberálního realismu“ a <text:s/>že vliv Niebuhra byl patrný <text:s/>v jeho řeči při udělení Nobelovy Ceny Míru <text:s/>v roce 2009. (30)</text:span></text:p>
      <text:p text:style-name="P3"><text:tab/><text:span text:style-name="T33">V jednom důležitém ohledu, původní koncepce R1, tak jak jej autor zamýšlel, může být chápán <text:s/>jako forma liberálního realismu. Luwwig von Rochau byl oddaný liberál, který chtěl aby se Německo sjednotilo v rámci právního státu s ústavou a v čele s reprezentatívní vládou. Definováním R1y, <text:s/>chtěl apeloval <text:s/>na svoje liberální stoupence. Jednoduše řečeno, měli „dostat skutečné informace“ o povaze původu politiky, které budou potřebovat pro dosažení svých cílů. Nicméně je třeba vložit důležitou námitku, kdy je nutné odlišit jeho práci od pozdějších pokusů formulovat koherentní liberální teorii realistické politiky. Rochau se nezabýval konstrukcí světoého názoru, ale správou politiky, často v té nejzrnější úrovni. Teologie a etike se nacházejí v jiné oblasti R1y.</text:span></text:p>
      <text:p text:style-name="P3"><text:tab/><text:span text:style-name="T87">Knihu o R1 nelze oddělit od <text:s/>širších debat <text:s/>o „realismu“ v <text:s/>mezinárodních záležitostech. <text:s/>Avšak ti, kteří hledají rozvláčné a dlouhé meditace na téma akademických teoriích o realismu, nebo <text:s/>o teorii <text:s/>mezinárodních vztahů, bude nejlépe, je hledat kdekoliv jinde. Stejně tak se tato kniha může mýlit v argumentaci o znovu vzkříšení <text:s/>„klasického realismu“. Kniha sdílí některé z kriti tzv. neo-realistické školy, který je definována „klasicnými“ realisty, zejména tendenci vylíčit <text:s/>mezinárodní systém v teoretických a mechanických způsobech. Jak historik diplomacie Paul Schroeder <text:s/>napsal, jednou vadou <text:s/>neo-realismu je právě použití termínu jako jsou R1, ale s malým zájmem o kontext v jakém se do problematiky ponořil.(32) Na nejširší úrovni, kniha sdílí názor, že mnoho verzí <text:s/>realistického myšlení, ať již klasický nebo i jiné, jsou závislé na <text:s/>subjektivních i časově omezených pohledech a axiomech, spíše na fundamentálních „pravdách“ o mezinárodních záležitostech.(33)</text:span></text:p>
      <text:p text:style-name="P16"><text:span text:style-name="T20">&lt;</text:span><text:span text:style-name="T21">page</text:span><text:span text:style-name="T20">&gt;</text:span><text:span text:style-name="T89"><text:tab/>Zatímco zdůrazňujeme význam historických metod, závěr knihy se vzdává něčeho k čemu se historici <text:s/>přiklánějí. Nalezl jsem soulad <text:s/>s historikem Felixem Gilbertem, který v roce 1970 napsal, že by to měla být „prohlášení úpadku části <text:s/>historického bádání v případě, že práce historika <text:s/>ukončila některá z nejvíce naléhavých otázek dneška.“(34) Kniha proto začíná a končí tvrzením, že původní koncept R1, tak jak ji chápe Ludwig von Rochau, je zralý na znovuobjevení. Zjednodušeně řečeno <text:s/>Rochauovo dvou svazkové dílo Základy R1y (Foundation of Realpolitik), je nevyužitý a většinou <text:s/>neznámý zdroj moudrosti o povaze politiky, která má stále použití v dnešním světě.</text:span></text:p>
      <text:p text:style-name="P14"><text:tab/><text:span text:style-name="T88">Znovuobjevení skutečné R1 je podle mého názoru, mnohe užitečnější cvičení, než jen návrat k poměěrně vyčerpané verzi Machiavellianismu, jak jsme to dělali již tolikrát v minulosti. To ovšem neznamená, že <text:s/>Machiavellovo dílo náhle po pěti stech letech ztratilo svoji cenu. Lze jednoduše <text:s/>učinit závěr, že původní koncept R1 se zrodil v době, která se více podobá naší, než světu definovaném Machiavellim. Ludwig von Rochau zápasil s problémy, které zůstávají podstatnými problémy modernity. Jeho verze R1 poskytyuje korekci k určitým deziluzím, které je stále možno objevit v západním liberálním uvažování. Ale spíš než vzpourou proti liberalismu, Rochauova R1 nabízí něco jako pomocnou ruku pro dosažení úspěchu.</text:span></text:p>
      <text:p text:style-name="P15"><text:soft-page-break/><text:tab/><text:span text:style-name="T34">Konečné slovo je <text:s/>nuné k typografickým? zvyklostem, které odkrývají R1ku v pěti částích této knihy, <text:s/>stejně jako jsou důležité pro odhalování sporných argumentů. Proto je slovo R1 tištěno s kapitálkou a v kurzívě. Tato praxe <text:s/>pokračuje v Části I, <text:s/>která se zabývá původním konceptem R1y tak, jak je definoval Ludwigem von Rochau ve své knize Základy R1y (Foundations of Realpilitik). <text:s/>S kapitálkou a v kurzívě je slovo R1 také použito v závěrečné kapitole Části I, která pojednává o různých variace použití slova v Německu, po Rochauově smrti. I když Heinrich von Treitschke překroutil <text:s/>Rochauvův koncept R1, a to s dlouhodobými účinky, byl to on, kdo navázal na origiál. <text:s/>Po Treitschkeovi, to byl Friedrich Meinecke, kdo použil slovo R1 věrněji ve smyslu Rochauova originálu. <text:s/>Jak Treitschke tak i Meinecke používali termín R1, aby popsali Bismarckovu zahraniční politiku. <text:s/>Ačkoliv Bismarck sám toto slovo nepoužíval, kurzívovaná kapitálková verze slova R1a je zachována v diskusích o Bismarckově R1ce (která se objevuje v Části I a v následujících <text:s/>sekcích). <text:s/>Základním pravidlem, které je aplikováno v pozdějších kapitolách, je to, že německé verze R1y nejsou označovány</text:span><text:span text:style-name="T20">&lt;</text:span><text:span text:style-name="T21">page</text:span><text:span text:style-name="T20">&gt;</text:span><text:span text:style-name="T90">tímto způsobem. Je důležité, aby čtenáři pochopili, že mnohá použití termínu R1 v německém jazyce se diametrálně liší od toho co Rochau zamýšlel. Na počátku XX. století , <text:s/>General Bernhardi a další němečtí nacionalisté tento termín často používali velmi různými způsoby, a bez jakékoliv znalosti kdo Rochau byl. Spíše než abychom se zabývali detailní typologií jednotlivých použití, jsou použití jednotlivých okrajových významů vysvětlena v <text:s/>textu. Po Části I, <text:s/>se v těchto příkladech vracíme k Rochauovo originálnímu konceptu, a to je označení <text:s/>jako „skutečná R1“ („real R1“) nebo jako „Rochauova R1“, abychom se vymezili s ostatními německými použitími.</text:span></text:p>
      <text:p text:style-name="P17"><text:tab/>Zbytek této knihy se <text:span text:style-name="T91">zabývá </text:span>histori<text:span text:style-name="T91">í</text:span> termínu R1 v anglickém jazyce. Abychom to<text:span text:style-name="T91">to</text:span> odlišili <text:s/>od německého originálu j<text:span text:style-name="T91">e</text:span> použita verze <text:span text:style-name="T91">termínu </text:span>„realpolitik“ v malých písmen<text:span text:style-name="T91">ech</text:span>. Toto je také praxe <text:s/>pro „anti<text:span text:style-name="T91">R</text:span>1“ tradici, kterou jsem začal popisovat v Části II, <text:span text:style-name="T91">a</text:span> která se soustřeďuje na období před PSV. <text:s text:c="2"/><text:span text:style-name="T91">V počátcích </text:span>byl termín <text:s/><text:span text:style-name="T91">R</text:span>1 používán <text:s/>v angličtině p<text:span text:style-name="T91">ro </text:span>popis německého chování na mezinárodní <text:span text:style-name="T91">scéně</text:span>. <text:s/>Ale brzo začalo mít <text:s/>širší význam. V Č<text:span text:style-name="T92">ásti</text:span> II, například, <text:s/>poznamenávám že ranní američtí účastníci <text:span text:style-name="T92">na rozdíl od anglických partnerů, byli v </text:span>diskus<text:span text:style-name="T92">i</text:span> o <text:span text:style-name="T92">R</text:span>1<text:span text:style-name="T92">ce</text:span> vždy <text:span text:style-name="T92">s tímto výrazem </text:span>spokojeni. To je vysvětleno v kapitole <text:s/>o „Americké r1“. <text:s/>Ve stejné době společně používaný <text:span text:style-name="T92">termín </text:span>anti-<text:span text:style-name="T92">R</text:span>1 podporoval <text:s/><text:span text:style-name="T92">roz</text:span>voj myšlenek o liberálním <text:s/>internacionalistu <text:s/>kolem roku 1910. Tak anti-<text:span text:style-name="T92">R</text:span>1 <text:span text:style-name="T92">zařila nejvíce, </text:span>když <text:span text:style-name="T92">se zdálo že </text:span>Britské a Americké zájmy úzce konverg<text:span text:style-name="T92">ují</text:span>.</text:p>
      <text:p text:style-name="P18"><text:tab/><text:span text:style-name="T35">Jak je uvedeno v Části III, význam r1 se začal měnit v meziválečném období. Slovo se začalo vkrádat do diplomatické hantýrky a to v mnohem obecnějších významech a přestávalo být spojováno s německou problematikou. V Británii, zejména, <text:s/>to znamená, že termín reálná politka ztratil některé ze svých <text:s/>negativních vedlejších významů. Místo toho poprvé začalo být používáno jako protijed, k tomu co bylo <text:s/>vnímáno jako excesy idealismu v období po PSV (ve ktrém byla anti-realpolitik v převaze). Když britiští státníci <text:s/>a <text:s/>odborníci <text:s/>v meziválečném období hovořili o r1, rozhodně tím neměli na mysli německý termín R1, ale přdevším návart k mnohem <text:s/>tradičnější formě diplomacie XIX. století. Přijetí termínu r1 odráží rozhořčení se Společností národů (League of Nations) a s kolektivní bezpečností. <text:s/>Ale limity <text:s/>jednotlivých verzí r1 se odrážely v selhání appeasementu.</text:span></text:p>
      <text:p text:style-name="P19"><text:tab/><text:span text:style-name="T36">Ve zvýšené míře ve Spojených státech, je r1 <text:s/>reprezentovaly celou řadou významů. Část IV <text:s/>podrobněji popisuje „amerikanizaci r1“. To má řadu důvodů. Zaprvé, r1 byla používána <text:s/>zaměnitelně s termínem geopolitika (geopolitics) (odvozený z jiného importu německého výrazu,</text:span><text:span text:style-name="T20">&lt;</text:span><text:span text:style-name="T21">page</text:span><text:span text:style-name="T20">&gt;</text:span><text:span text:style-name="T93">Geopolitik), <text:s/>kdy tyto dva výrazy byly spojeny. Zatímco <text:s/>ti v Británi, kteří používali r1 v kladném slova smyslu <text:s/>měli tendenci podporovat <text:s/>politiku ústupků (appeasementu), v případě Ameriky to neplatilo. <text:s/>Američtí <text:s/>zastánci <text:s/>r1 v třicátých a čtyřicátých letech XX. století <text:s/>volali po vedoucím postoji <text:s/>na globálním jevišti, a <text:s/>hlavní oponenty byli američtí izolaniesté. Jinými slovy, apelovali na větší význam geoplitiky.</text:span></text:p>
      <text:p text:style-name="P4"><text:tab/><text:span text:style-name="T94">Po DSV nabyl v Americe význam r1 opět odlišných vedlejších významů. Příliv značného počtu vlivných osobností z Německa (včetně těch, kteří chápali pravý původ tohoto termínu) znamenal, že zde existovala <text:s/>větší informovanost o německémo původu termínu R1. Většina německých Američanů, kteří se angažovali v diskuzi o zahraniční politice, se vyhýbala používání tohoto termínu a nebyli rádi když s ním byli spojováni. Část IV odmítá myšlenku, že došlo k pokusu pokusu zavedení německé </text:span><text:soft-page-break/><text:span text:style-name="T94">verze R1 do amerického strategického a politického <text:s/>myšlení, jako prosté zjednodušení. Nicméně, nelze než souhlasit, že tato tradice <text:s/>měla určitý vliv <text:s/>na útváření amerického politického realismu. Jasným <text:s/>příkladem jeho účinku byl častý obdiv vyjadřovaný k Bismarckově <text:s/>zahraniční politice, který se prosazoval v diskuzích ohledně strategie SV. A bylo to právě v době, kdy se použití tohoto slova stávalo logickýmk argumentem v tak zvaném druhé Velké Debatě (Great Debate) mezi</text:span></text:p>
      <text:p text:style-name="P6">teoretiky mezinárodních vztahů, které nastaly v prvních letech SV. <text:span text:style-name="T95">Kurzívní podoba </text:span>(„r1“) <text:s/>je zde z<text:span text:style-name="T95">achována</text:span>. Jednou z vyjímek je poslední kapitola Č<text:span text:style-name="T95">ásti</text:span> IV. Ta <text:span text:style-name="T95">zkoumá </text:span>debatu mezi <text:s/>Bismarkysty (Bismarckians<text:span text:style-name="T95">)</text:span> a anti-Bismarkysty, v které R1 <text:s/>byla chápána jako ně<text:span text:style-name="T95">co, co se </text:span>zro<text:span text:style-name="T95">dilo </text:span>v <text:span text:style-name="T95">konkrétním </text:span>kontextu XIX. století <text:span text:style-name="T95">n</text:span>ěmecké historie. Bylo to součástí profese historiků, že <text:span text:style-name="T95">i zcela nejasné prvky </text:span>původní <text:span text:style-name="T95">teorie </text:span>Ludwiga von Rochau <text:span text:style-name="T95">se podařilo </text:span>udržet <text:span text:style-name="T95">aktuálními.</text:span></text:p>
      <text:p text:style-name="P5"><text:tab/><text:span text:style-name="T37">Část V , k1á prověřuje „praktickou realnou politiku“ popisuje, jak význam slova <text:s/>byl po roce 1960 zlehčován. V průběhu <text:s/>této éry se spojoval ve světě politických aktérů se sérii ostatních <text:s/>kontroverzních polemik. Některé z nich mohou být přičteny značnému počtu těch, kteří byli vyškoleni v druhé Velké Debatě <text:s/>v poválečném období, k1á převzala vedoucí pozici v úřadech během tohoto období. R1 <text:s/>bylo jedním ze slov, k1é bylo přeneson z akademického prostředí mezi profesionální politiky. <text:s/>Tento koncept je <text:s/>víc než s kýmkoliv jiným automaticky spojován s Henry Kissingerem. Přesto existuje určitá ironie v tom, že Kissinger, rozlišoval sebe od Kennana, kdy nabízel některé z mnohem ostřejších kritik </text:span><text:span text:style-name="T20">&lt;</text:span><text:span text:style-name="T21">page_</text:span><text:span text:style-name="T22">11</text:span><text:span text:style-name="T20">&gt;</text:span><text:span text:style-name="T37"> <text:s/>Bismarckovy R1. Tyto <text:s/>jemné nuance většinou zmizely ve velmi obsažných <text:s/>debatách v 70 letech mezi fanatickými příznívci a oponenty presidentů Nixona a Forda, a později Cartera. Vládnutí prezidenta Ronalda Reagana a <text:s/>(nejednoznačný) pojem <text:s/>„Reaganova doktrina“ jasně prokázaly nepřiměřenost existující rozlišování mezi realpolitikou a anti-reálpolitikou. <text:s/>Od roku 1990 byl tento termín tak „rozředěný“, že se stal efektivně bezvýznamným, a také částečně proto že se zapletl do debaty ohledně vměšování a nevměšování, které charakterizovaly toto desetiletí. <text:s/>V této moderní době je v současnosti nejvíce nejasná specifikace, kdy jde pouze spíše o postoj, než <text:s/>o jasnou pozice v rámci světového dění.</text:span></text:p>
      <text:p text:style-name="P7"/>
      <text:p text:style-name="P7"><text:tab/><text:span text:style-name="T38">Poznámka k použité metodice</text:span></text:p>
      <text:p text:style-name="P8">Moje počáteční zvědavost ohledně <text:span text:style-name="T96">názvu</text:span> „návrat R1“ v moderní <text:span text:style-name="T96">době </text:span>vedl k objevení <text:s/>relativně zatemněného originálného díla <text:s/>Ludwiga von Rochau. To mi poskytko pevný výchozí bod <text:s/>pro další výzkum. Při p<text:span text:style-name="T96">átrání po vývoji tohoto termínu jsem pochopil, že toto slovo prosakovalo do angličtiny od počátku let XIX století až do vypuknutí PSV, a <text:s/>že se s ním zacházelo z důvodu <text:s/>jeho německého drsného podtextu s <text:s/>určitým stupněm odporu. Nicméně <text:s/>jeho používání směřovalo k mnohým velice vznamným diskuzím tohoto období, od <text:s/>příčin PSV až po vznik definice mezinárodních vztahů. Brzy bylo jasné, že historie tohoto slova v angličtině <text:s/>a jeho doslova rodokmen v Británii a ve Spojených státech byly příběhem sám o sobě <text:s/>a byly úzce svázány s debatami o zahraniční politice <text:s/>v celém minulém století.</text:span></text:p>
      <text:p text:style-name="P9"><text:tab/>„<text:span text:style-name="T39">Oficiální“ <text:s/>historie r1, v národních archívech a <text:s/>v legislativních debatách, <text:s/>poskytky poskytly tomuto příběhu další rozměr. Index dostupných dokumentů v národních archívech Spojeného Království (včetně Ministrstva zahraničí, vládního kabinetu, a Ministrského předsedy) a Ministerstva zahraničních věcí USA mohou být nyní prohledávány s pomocí klíčových slov, i když jenom část archívů může být <text:s/>prohlížena online. <text:s/>Prvotní vyhledání poskytly vodítko pro archívní výzkumy v UK National Archives v Londýně a v American National Archives v College Park, Maryland, <text:s/>kde CIA „CREST“ <text:s/>archiv je také k dispozici. To bylo doplněno použitím Hansards Parliamentary Debates a Congressional a Senatorial záznamů. <text:s/>V Library of Congres <text:s/>je uskladněna řada <text:s/>dalších užitečných <text:s/>digitalizovaných <text:s/>sbírek, jako jsou především Frontline Diplomacy Archive a ProQuest Historical Newspaper database. </text:span><text:span text:style-name="T20">&lt;</text:span><text:span text:style-name="T21">page_</text:span><text:span text:style-name="T22">1</text:span><text:span text:style-name="T23">2</text:span><text:span text:style-name="T20">&gt;</text:span><text:span text:style-name="T37"> Prohlídky těchto souborů poskytly pro tuto knihu určité základní intelektuální lešení, k1á byly doplněny rozsáhlejším výzkumem <text:s/>řady <text:s/>klíčových motivů, k1é jsou <text:s/>uvedeny <text:s/>ve zbývajících <text:s/>pěti částech <text:s/>této knihy: byla to německá liberální tradice poloviny XIX. století, která dala vzniknout R1, německé politické debaty o státnictví v období před a po PSV, anglické </text:span><text:soft-page-break/><text:span text:style-name="T37">debaty ohledně imperialismu a appeasementu, americká geopolitika a poválečný americký realismus, <text:s/>přes rozpory stylu vládnutí za presidentů Nixona a Cartera a debaty o zahraniční politice od Reagana po Obamu. Stáž v Knihovně Kongresu USA (Library of Congress) umožnila přístup k dokumentům Hanse Morgenthaua, Reinholda Niebuhra a Daniela P. Moynihana, jedinců, k1ří sehráli důležitou <text:s/>roli v těchto pozdějších diskusích.</text:span></text:p>
      <text:p text:style-name="P10"><text:tab/><text:span text:style-name="T97">Ještě před deseti roky by bylo velmi obtížné kniha o této problematice napsat. Digitalizované zdroje a databáze (novinových <text:s/>článků a periodik) mi umožnily zmapovat změny, které tento termín <text:s/>v průběhu času prodělal. Přesto existují určité léčky/pasti v moderních <text:s/>výzkumných metodách, které také je zapotřebí si uvědomit. <text:s/>Francouzský historik Arlette Farge spozorval, že úzké zaměření na <text:s/>jedno specifické téma (jako je „opilost“, „krádež“ nebo „cizoložství“) „vytváří <text:s/>specifické úhel pohledu, k1ý vyžaduje <text:s/>vysvětlení, protože <text:s/>tento prostor <text:s/>je nutno přeorganizovat podle cíle výzkumu“, <text:s/>spolu s prvkem rekonstrukce. (35) Doufám, že <text:s/>přesnost, k1ou <text:s/>poskytují nástroje moderního výzkumu neomezují hloubku a šíři zkoumané problematiky. Zjistil jsem, že práce <text:s/>kulturního kritika a literárního historika Franco Moretti, jehož kniha <text:s/>o „buržoasii“ také využívá elektronické databáze, nabízí zajímavý model. (36) <text:s/></text:span><text:span text:style-name="T98">Mezi další koncepční knihy, k1é pomohly vést výzkum byly Quentin Skinnerova a její slavná esej „Liberty <text:s/>before Liberation“, David Runcimanova „Hypocrisy“ <text:s/>a Greta Jonesova <text:s/>„Social Darwinism and English Thought.</text:span><text:span text:style-name="T97"> Každá z nich popisuje použití a zneužití určitého konceptu v průběhu času, pokouší se <text:s/>zachovat svůj původní myšlenkový význam a <text:s/>varuje před <text:s/>falešnými polaritami úzce zaměřenými na jeden cíl. (37). V diskuzích se v průběhu času vyskytuje široký <text:s/>rozsah <text:s/>intelektuálních loutek, <text:s/>kdy existují <text:s/>podobnosti v mém přístupu, a k1ý použil Perrym Andersonem v American Foreign Policy and its Thinkers. (38)</text:span></text:p>
      <text:p text:style-name="P11"><text:tab/><text:span text:style-name="T40">Konečně, práce čerpá inspiraci z Raymond Williamsova díla <text:s/>Keyword z roku 1976, k1á prozkoumává etymologii a měnící se smysl <text:s/>více než dvou stovek slov obecně <text:s/>používaných v politických diskusích. Vskutku, Williamsovův přínos na téma „realismus“ je komplementární k argumentu, který prochází obsahem celé knihy. <text:s/>V XVIII. století byl výraz „realismus“ <text:s/>chápán <text:s/>jako všeobecný významu základní pravdy nebo kvality. Od poloviy XIX. století, se stoupající měrou <text:s/>se používá pro vyrovnání se skutečostí jaké existují. Ve druhé polovině <text:s/>XX. století, se tento význam opět změnil </text:span><text:span text:style-name="T20">&lt;</text:span><text:span text:style-name="T21">page_</text:span><text:span text:style-name="T24">13</text:span><text:span text:style-name="T20">&gt; </text:span><text:span text:style-name="T41">ve význam vyjadření souhlasu s omezením uvedeným v dané situaci. V průběhu , Williams argumentuje, že realismus se stává stále více <text:s/>samo-omezujícím: nabízel verzi reality, k1á <text:s/>zdůrazňovala <text:s/>omezení lidksé moudroosti a akceschopnosti, spíše než skutečné zhodnocení celé skutečnosti. (39) A to bylo v souladu s počátečním smyslem „realismus“, který Ludwig von Rochau do svého díla „Founation of R1“ použil. <text:s/>Návrat k základům, <text:s/>jak závěr kniha <text:s/>dokazuje, by také měl být <text:s/>návratek k vyšší, pravdivější formě realismu.</text:span><text:span text:style-name="T25">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5T10:19:23.859000000</meta:creation-date>
    <meta:generator>LibreOffice/5.2.3.3$Windows_x86 LibreOffice_project/d54a8868f08a7b39642414cf2c8ef2f228f780cf</meta:generator>
    <dc:date>2016-12-06T19:17:44.790000000</dc:date>
    <meta:editing-duration>P1DT16H26M41S</meta:editing-duration>
    <meta:editing-cycles>145</meta:editing-cycles>
    <meta:document-statistic meta:table-count="0" meta:image-count="0" meta:object-count="0" meta:page-count="8" meta:paragraph-count="38" meta:word-count="5051" meta:character-count="34826" meta:non-whitespace-character-count="29431"/>
  </office:meta>
</office:document-meta>
</file>

<file path=VersionList.xml><?xml version="1.0" encoding="utf-8"?>
<VL:version-list xmlns:dc="http://purl.org/dc/elements/1.1/" xmlns:VL="http://openoffice.org/2001/versions-list">
  <VL:version-entry VL:title="Version1" VL:comment="Start" VL:creator="" dc:date-time="2016-04-01T07:25:50"/>
</VL:version-list>
</file>